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fo:letter-spacing="normal" fo:font-style="normal" fo:font-weight="normal"/>
    </style:style>
    <style:style style:name="P2" style:family="paragraph" style:parent-style-name="Preformatted_20_Text">
      <style:paragraph-properties fo:margin-left="0cm" fo:margin-right="0cm" fo:text-indent="0cm"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top="0cm" fo:margin-bottom="0.499cm"/>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ndleiding PlaneFighter</text:p>
      <text:p text:style-name="Preformatted_20_Text"/>
      <text:p text:style-name="P1">bedankt voor het downloaden van het spel:</text:p>
      <text:p text:style-name="Preformatted_20_Text"/>
      <text:p text:style-name="P1">PlaneFighter</text:p>
      <text:p text:style-name="Preformatted_20_Text"/>
      <text:p text:style-name="P1">Wat is het doel?:</text:p>
      <text:p text:style-name="Preformatted_20_Text"/>
      <text:p text:style-name="P1">Het doel is om de vuurballen die de draak schiet kapot te maken doormiddel van bommen schieten. Jij bent het vliegtuigje. Als je punten onder nul gaan dan heb je verloren. maar als je 200 punten haalt, dan mag je jezelf een winnaar noemen!</text:p>
      <text:p text:style-name="Preformatted_20_Text"/>
      <text:p text:style-name="P1">Hoe speel je het spel?:</text:p>
      <text:p text:style-name="Preformatted_20_Text"/>
      <text:p text:style-name="P1">naar rechts bewegen - A</text:p>
      <text:p text:style-name="P1">naar links bewegen <text:s text:c="5"/>- D</text:p>
      <text:p text:style-name="P1">bommen schieten <text:s text:c="8"/>- spatiebalk</text:p>
      <text:p text:style-name="Preformatted_20_Text"/>
      <text:p text:style-name="P3">Veel plezi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Kentie</meta:initial-creator>
    <meta:creation-date>2013-11-14T09:15:23.04</meta:creation-date>
    <meta:document-statistic meta:table-count="0" meta:image-count="0" meta:object-count="0" meta:page-count="1" meta:paragraph-count="10" meta:word-count="79" meta:character-count="455"/>
    <dc:date>2013-11-14T09:17:11.48</dc:date>
    <dc:creator>Kevin Kentie</dc:creator>
    <meta:editing-duration>PT1M50S</meta:editing-duration>
    <meta:editing-cycles>1</meta:editing-cycles>
    <meta:generator>OpenOffice/4.0.1$Win32 OpenOffice.org_project/401m5$Build-9714</meta:generator>
  </office:meta>
</office:document-meta>
</file>